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Verdana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Verdana" fo:font-size="9pt" style:text-underline-style="none" style:font-size-asian="9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Verdana" fo:font-size="9pt" style:text-underline-style="none" officeooo:rsid="00177215" officeooo:paragraph-rsid="00177215" style:font-size-asian="9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Verdana" fo:font-size="9pt" style:text-underline-style="none" officeooo:rsid="001787ee" officeooo:paragraph-rsid="001787ee" style:font-size-asian="9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Verdana" fo:font-size="9pt" style:text-underline-style="none" officeooo:rsid="00179027" officeooo:paragraph-rsid="00179027" style:font-size-asian="9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Verdana" fo:font-size="9pt" style:text-underline-style="none" officeooo:paragraph-rsid="001b7764" style:font-size-asian="9pt"/>
    </style:style>
    <style:style style:name="T1" style:family="text">
      <style:text-properties officeooo:rsid="001ab8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d /opt/lampp/bin</text:p>
      <text:p text:style-name="P3">./mysql -uroot -p</text:p>
      <text:p text:style-name="P2"/>
      <text:p text:style-name="P3">crontab -e</text:p>
      <text:p text:style-name="P3">* * * * * /opt/lampp/bin/php -q /opt/lampp/htdocs/SchoolMaster/app/cron_dispatcher.php /cronJobs/executeCronFile</text:p>
      <text:p text:style-name="P2"/>
      <text:p text:style-name="P2"/>
      <text:p text:style-name="P3">create database &lt;dbname&gt;;</text:p>
      <text:p text:style-name="P2"/>
      <text:p text:style-name="P3">user &lt;dbname&gt;;</text:p>
      <text:p text:style-name="P7">source &lt;dbfile path&gt;</text:p>
      <text:p text:style-name="P7"><text:span text:style-name="T1">(e.g source /home/a3logics/Documents/sabina_tasks/Live_Database_Backup/bkp_smc_2016-01-08.sql)</text:span></text:p>
      <text:p text:style-name="P1"/>
      <text:p text:style-name="P4">change </text:p>
      <text:p text:style-name="P4">report controller</text:p>
      <text:p text:style-name="P4">school_feedback/view_school_feedback</text:p>
      <text:p text:style-name="P4"/>
      <text:p text:style-name="P4"/>
      <text:p text:style-name="P5"/>
      <text:p text:style-name="P5"/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4T14:52:24.388279231</meta:creation-date>
    <dc:date>2016-01-12T13:03:09.336109626</dc:date>
    <meta:editing-duration>PT36M47S</meta:editing-duration>
    <meta:editing-cycles>10</meta:editing-cycles>
    <meta:generator>LibreOffice/4.2.4.2$Linux_x86 LibreOffice_project/420m0$Build-2</meta:generator>
    <meta:document-statistic meta:table-count="0" meta:image-count="0" meta:object-count="0" meta:page-count="1" meta:paragraph-count="11" meta:word-count="31" meta:character-count="369" meta:non-whitespace-character-count="348"/>
  </office:meta>
</office:document-meta>
</file>